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generated program</text:p>
          </table:table-cell>
          <table:table-cell office:value-type="string" calcext:value-type="string">
            <text:p>nof examples</text:p>
          </table:table-cell>
          <table:table-cell office:value-type="string" calcext:value-type="string">
            <text:p>nof components used</text:p>
          </table:table-cell>
          <table:table-cell office:value-type="string" calcext:value-type="string">
            <text:p>nof_leaves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nof components given</text:p>
          </table:table-cell>
          <table:table-cell office:value-type="string" calcext:value-type="string">
            <text:p>cost function</text:p>
          </table:table-cell>
          <table:table-cell office:value-type="string" calcext:value-type="string">
            <text:p>expansion strategy</text:p>
          </table:table-cell>
          <table:table-cell office:value-type="string" calcext:value-type="string">
            <text:p>nof lines <text:s/>required</text:p>
          </table:table-cell>
        </table:table-row>
        <table:table-row table:style-name="ro1">
          <table:table-cell office:value-type="string" calcext:value-type="string">
            <text:p>map succ</text:p>
          </table:table-cell>
          <table:table-cell office:value-type="string" calcext:value-type="string">
            <text:p>map Nat Nat succ _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succ</text:p>
          </table:table-cell>
          <table:table-cell office:value-type="string" calcext:value-type="string">
            <text:p>map Nat Nat succ _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st 1</text:p>
          </table:table-cell>
          <table:table-cell office:value-type="string" calcext:value-type="string">
            <text:p>succ zer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9413" calcext:value-type="float">
            <text:p>494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3333" calcext:value-type="float">
            <text:p>3333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85357" calcext:value-type="float">
            <text:p>1853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8221" calcext:value-type="float">
            <text:p>682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9425" calcext:value-type="float">
            <text:p>194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ev &amp;0 _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83769" calcext:value-type="float">
            <text:p>18376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73377" calcext:value-type="float">
            <text:p>17337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prod (range (succ zero) _0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545" calcext:value-type="float">
            <text:p>754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foldNat (List &amp;0) (con &amp;0 _0) (nil &amp;0) _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range _0 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exception while evaluating 'con Nat (foldNat Nat (mul _1) _1 (mul _1 _1)) (nil Nat)' on the examples. 3^9 is too bi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akes too lo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enu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29898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20861" calcext:value-type="float">
            <text:p>12086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9837" calcext:value-type="float">
            <text:p>698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pair Nat (List Nat) (succ _0) (rev Nat (range (succ zero) _0)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17861" calcext:value-type="float">
            <text:p>51786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foldNat (Pair Nat (List Nat)) f_enumTo (pair Nat (List Nat) (succ zero) (nil Nat)) _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42689" calcext:value-type="float">
            <text:p>7426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foldNat (Pair Nat (List Nat)) f_enumTo (pair Nat (List Nat) (succ zero) (nil Nat)) _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95221" calcext:value-type="float">
            <text:p>952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foldNat (Pair Nat (List Nat)) f_enumTo (pair Nat (List Nat) (succ zero) (nil Nat)) _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2705" calcext:value-type="float">
            <text:p>227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nd (foldNat f_enumTo)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cur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757125" calcext:value-type="float">
            <text:p>57571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nd (foldNat f_enumTo)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cur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14437" calcext:value-type="float">
            <text:p>3144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To</text:p>
          </table:table-cell>
          <table:table-cell office:value-type="string" calcext:value-type="string">
            <text:p>rev Nat (snd Nat (List Nat) (pair_reverse_enum _0)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i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foldNat (List Nat) (con Nat _0) (con Nat _1 (nil Nat)) (sub _1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i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 10670994</text:p>
          </table:table-cell>
        </table:table-row>
        <table:table-row table:style-name="ro1">
          <table:table-cell/>
          <table:table-cell office:value-type="string" calcext:value-type="string">
            <text:p>this is not enumFromTo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difficult to choose small examples that generate this function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rev Nat (con Nat _1 (enumTo (sub _1 _0))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30105" calcext:value-type="float">
            <text:p>130105</text:p>
          </table:table-cell>
        </table:table-row>
        <table:table-row table:style-name="ro1">
          <table:table-cell/>
          <table:table-cell office:value-type="string" calcext:value-type="string">
            <text:p>this is not enumFromTo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succ (enumTo (sub _1 _0))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i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006085" calcext:value-type="float">
            <text:p>2006085</text:p>
          </table:table-cell>
        </table:table-row>
        <table:table-row table:style-name="ro1">
          <table:table-cell/>
          <table:table-cell office:value-type="string" calcext:value-type="string">
            <text:p>this is not enumFromTo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nd-written version has 5 components and 9 leaves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blem: enumTo ?1 and its millions of successors</text:p>
          </table:table-cell>
          <table:table-cell table:number-columns-repeated="3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137290</text:p>
          </table:table-cell>
        </table:table-row>
        <table:table-row table:style-name="ro1">
          <table:table-cell/>
          <table:table-cell office:value-type="string" calcext:value-type="string">
            <text:p>template: con Nat ?1 ?2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(add _0) (enumTo (sub _1 _0))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9205" calcext:value-type="float">
            <text:p>49205</text:p>
          </table:table-cell>
        </table:table-row>
        <table:table-row table:style-name="ro1">
          <table:table-cell/>
          <table:table-cell office:value-type="string" calcext:value-type="string">
            <text:p>template: con Nat ?1 (?2 (enumTo ?3))</text:p>
          </table:table-cell>
          <table:table-cell table:number-columns-repeated="3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(add _0) (enumTo (sub _1 _0))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89425" calcext:value-type="float">
            <text:p>89425</text:p>
          </table:table-cell>
        </table:table-row>
        <table:table-row table:style-name="ro1">
          <table:table-cell/>
          <table:table-cell office:value-type="string" calcext:value-type="string">
            <text:p>template: ?1 (map Nat Nat (add ?2) ?3))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li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5522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3191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67024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7121" calcext:value-type="float">
            <text:p>171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4029" calcext:value-type="float">
            <text:p>540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add (length Nat _0) (length Nat _0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/>
          <table:table-cell office:value-type="string" calcext:value-type="string">
            <text:p>note that this is actually a bad program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have to change the examples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succ (succ (succ (length Nat _0))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/>
          <table:table-cell office:value-type="string" calcext:value-type="string">
            <text:p>note that this is actually a bad program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have to add another example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689" calcext:value-type="float">
            <text:p>46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fir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21048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fir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ur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81141</text:p>
          </table:table-cell>
        </table:table-row>
        <table:table-row table:style-name="ro1">
          <table:table-cell/>
          <table:table-cell office:value-type="string" calcext:value-type="string">
            <text:p>no way we are going to generate it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ybe if we would add head as a component...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 table:number-rows-repeated="33">
          <table:table-cell table:number-columns-repeated="10"/>
        </table:table-row>
        <table:table-row table:style-name="ro1">
          <table:table-cell office:value-type="string" calcext:value-type="string">
            <text:p>implemented compone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r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cur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nou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gn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cc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“true”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“false”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i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d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d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dN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E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Ge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ng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tori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plic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pe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c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um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_enum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ir_reverse_enum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22:53:19.673303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5:15:42.770639978</meta:creation-date>
    <dc:date>2016-06-10T23:49:42.770388110</dc:date>
    <meta:editing-duration>PT12H26M32S</meta:editing-duration>
    <meta:editing-cycles>120</meta:editing-cycles>
    <meta:generator>LibreOffice/4.2.8.2$Linux_X86_64 LibreOffice_project/420m0$Build-2</meta:generator>
    <meta:document-statistic meta:table-count="1" meta:cell-count="1611" meta:object-count="0"/>
  </office:meta>
</office:document-meta>
</file>